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fo:background-color="#ff0066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33ff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+8+9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+20-12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3"/>
          <table:table-cell table:formula="of:=+34/9" office:value-type="float" office:value="3.77777777777778" calcext:value-type="float">
            <text:p>3.777777777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formula="of:=+31-22" office:value-type="float" office:value="9" calcext:value-type="float">
            <text:p>9</text:p>
          </table:table-cell>
          <table:table-cell/>
          <table:table-cell table:formula="of:=+3*9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/>
          <table:table-cell table:formula="of:=+34-27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table:number-columns-repeated="7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style-name="ce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style-name="ce4"/>
          <table:table-cell table:style-name="ce8" office:value-type="string" calcext:value-type="string">
            <text:p>|</text:p>
          </table:table-cell>
          <table:table-cell office:value-type="string" calcext:value-type="string">
            <text:p>acros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style-name="ce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style-name="ce4"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style-name="ce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style-name="ce4"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style-name="ce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style-name="ce4"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number-columns-repeated="7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number-columns-repeated="7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9" office:value-type="float" office:value="111111111" calcext:value-type="float">
            <text:p>1111111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4"/>
          <table:table-cell office:value-type="string" calcext:value-type="string">
            <text:p>|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|</text:p>
          </table:table-cell>
          <table:table-cell/>
          <table:table-cell table:style-name="ce9" office:value-type="float" office:value="100010001" calcext:value-type="float">
            <text:p>1000100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"/>
          <table:table-cell office:value-type="string" calcext:value-type="string">
            <text:p>-</text:p>
          </table:table-cell>
          <table:table-cell table:style-name="ce5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float" office:value="111010101" calcext:value-type="float">
            <text:p>11101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style-name="ce4"/>
          <table:table-cell office:value-type="string" calcext:value-type="string">
            <text:p>|</text:p>
          </table:table-cell>
          <table:table-cell/>
          <table:table-cell table:style-name="ce9" office:value-type="float" office:value="100010101" calcext:value-type="float">
            <text:p>1000101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style-name="ce5"/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float" office:value="101110101" calcext:value-type="float">
            <text:p>10111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7"/>
          <table:table-cell table:number-columns-repeated="2"/>
          <table:table-cell office:value-type="string" calcext:value-type="string">
            <text:p>|</text:p>
          </table:table-cell>
          <table:table-cell table:style-name="ce4"/>
          <table:table-cell office:value-type="string" calcext:value-type="string">
            <text:p>|</text:p>
          </table:table-cell>
          <table:table-cell/>
          <table:table-cell table:style-name="ce9" office:value-type="float" office:value="100000101" calcext:value-type="float">
            <text:p>1000001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"/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float" office:value="111011101" calcext:value-type="float">
            <text:p>11101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|</text:p>
          </table:table-cell>
          <table:table-cell table:style-name="ce4"/>
          <table:table-cell office:value-type="string" calcext:value-type="string">
            <text:p>|</text:p>
          </table:table-cell>
          <table:table-cell/>
          <table:table-cell table:style-name="ce9" office:value-type="float" office:value="100000101" calcext:value-type="float">
            <text:p>1000001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number-columns-repeated="7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9" office:value-type="float" office:value="111111111" calcext:value-type="float">
            <text:p>1111111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" office:value-type="float" office:value="100000101" calcext:value-type="float">
            <text:p>1000001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" office:value-type="float" office:value="111111111" calcext:value-type="float">
            <text:p>111111111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+CONCATENATE([.D41];[.E41];[.F41];[.G41];[.H41];[.I41];[.J41];[.K41];[.L41])" office:value-type="string" office:string-value="111111111" calcext:value-type="string">
            <text:p>111111111</text:p>
          </table:table-cell>
          <table:table-cell/>
          <table:table-cell table:formula="of:=+CONCATENATE([.N41];[.N42])" office:value-type="string" office:string-value="111111111100000001" calcext:value-type="string">
            <text:p>11111111110000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+CONCATENATE([.D42];[.E42];[.F42];[.G42];[.H42];[.I42];[.J42];[.K42];[.L42])" office:value-type="string" office:string-value="100000001" calcext:value-type="string">
            <text:p>100000001</text:p>
          </table:table-cell>
          <table:table-cell/>
          <table:table-cell table:formula="of:=+CONCATENATE([.P41];[.N43])" office:value-type="string" office:string-value="111111111100000001101111101" calcext:value-type="string">
            <text:p>1111111111000000011011111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+CONCATENATE([.D43];[.E43];[.F43];[.G43];[.H43];[.I43];[.J43];[.K43];[.L43])" office:value-type="string" office:string-value="101111101" calcext:value-type="string">
            <text:p>101111101</text:p>
          </table:table-cell>
          <table:table-cell/>
          <table:table-cell table:formula="of:=+CONCATENATE([.P42];[.N44])" office:value-type="string" office:string-value="111111111100000001101111101101000101" calcext:value-type="string">
            <text:p>1111111111000000011011111011010001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+CONCATENATE([.D44];[.E44];[.F44];[.G44];[.H44];[.I44];[.J44];[.K44];[.L44])" office:value-type="string" office:string-value="101000101" calcext:value-type="string">
            <text:p>101000101</text:p>
          </table:table-cell>
          <table:table-cell/>
          <table:table-cell table:formula="of:=+CONCATENATE([.P43];[.N45])" office:value-type="string" office:string-value="111111111100000001101111101101000101101010101" calcext:value-type="string">
            <text:p>1111111111000000011011111011010001011010101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+CONCATENATE([.D45];[.E45];[.F45];[.G45];[.H45];[.I45];[.J45];[.K45];[.L45])" office:value-type="string" office:string-value="101010101" calcext:value-type="string">
            <text:p>101010101</text:p>
          </table:table-cell>
          <table:table-cell/>
          <table:table-cell table:formula="of:=+CONCATENATE([.P44];[.N46])" office:value-type="string" office:string-value="111111111100000001101111101101000101101010101100000001" calcext:value-type="string">
            <text:p>11111111110000000110111110110100010110101010110000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+CONCATENATE([.D46];[.E46];[.F46];[.G46];[.H46];[.I46];[.J46];[.K46];[.L46])" office:value-type="string" office:string-value="100000001" calcext:value-type="string">
            <text:p>100000001</text:p>
          </table:table-cell>
          <table:table-cell/>
          <table:table-cell table:formula="of:=+CONCATENATE([.P45];[.N47])" office:value-type="string" office:string-value="111111111100000001101111101101000101101010101100000001101010101" calcext:value-type="string">
            <text:p>1111111111000000011011111011010001011010101011000000011010101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+CONCATENATE([.D47];[.E47];[.F47];[.G47];[.H47];[.I47];[.J47];[.K47];[.L47])" office:value-type="string" office:string-value="101010101" calcext:value-type="string">
            <text:p>101010101</text:p>
          </table:table-cell>
          <table:table-cell/>
          <table:table-cell table:formula="of:=+CONCATENATE([.P46];[.N48])" office:value-type="string" office:string-value="111111111100000001101111101101000101101010101100000001101010101100000001" calcext:value-type="string">
            <text:p>11111111110000000110111110110100010110101010110000000110101010110000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+CONCATENATE([.D48];[.E48];[.F48];[.G48];[.H48];[.I48];[.J48];[.K48];[.L48])" office:value-type="string" office:string-value="100000001" calcext:value-type="string">
            <text:p>100000001</text:p>
          </table:table-cell>
          <table:table-cell/>
          <table:table-cell table:formula="of:=+CONCATENATE([.P47];[.N49])" office:value-type="string" office:string-value="111111111100000001101111101101000101101010101100000001101010101100000001111111111" calcext:value-type="string">
            <text:p>11111111110000000110111110110100010110101010110000000110101010110000000111111111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+CONCATENATE([.D49];[.E49];[.F49];[.G49];[.H49];[.I49];[.J49];[.K49];[.L49])" office:value-type="string" office:string-value="111111111" calcext:value-type="string">
            <text:p>111111111</text:p>
          </table:table-cell>
          <table:table-cell/>
          <table:table-cell table:formula="of:=+CONCATENATE([.P48];[.N50])" office:value-type="string" office:string-value="111111111100000001101111101101000101101010101100000001101010101100000001111111111" calcext:value-type="string">
            <text:p>11111111110000000110111110110100010110101010110000000110101010110000000111111111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formula="of:=+CONCATENATE([.P49];[.N51])" office:value-type="string" office:string-value="111111111100000001101111101101000101101010101100000001101010101100000001111111111" calcext:value-type="string">
            <text:p>11111111110000000110111110110100010110101010110000000110101010110000000111111111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formula="of:=+CONCATENATE([.P50];[.N52])" office:value-type="string" office:string-value="111111111100000001101111101101000101101010101100000001101010101100000001111111111" calcext:value-type="string">
            <text:p>111111111100000001101111101101000101101010101100000001101010101100000001111111111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3" table:default-cell-style-name="ce2"/>
        <table:table-column table:style-name="co3" table:default-cell-style-name="ce4"/>
        <table:table-column table:style-name="co3" table:default-cell-style-name="ce5"/>
        <table:table-column table:style-name="co3" table:default-cell-style-name="ce4"/>
        <table:table-column table:style-name="co3" table:default-cell-style-name="ce5"/>
        <table:table-column table:style-name="co3" table:default-cell-style-name="ce4"/>
        <table:table-column table:style-name="co3" table:default-cell-style-name="ce5"/>
        <table:table-column table:style-name="co3" table:default-cell-style-name="ce4"/>
        <table:table-column table:style-name="co3" table:default-cell-style-name="ce5"/>
        <table:table-column table:style-name="co3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4"/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11111111" calcext:value-type="float">
            <text:p>11111111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00010001" calcext:value-type="float">
            <text:p>1000100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11010101" calcext:value-type="float">
            <text:p>111010101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00010101" calcext:value-type="float">
            <text:p>10001010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01110101" calcext:value-type="float">
            <text:p>101110101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00000101" calcext:value-type="float">
            <text:p>10000010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11011101" calcext:value-type="float">
            <text:p>111011101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00000101" calcext:value-type="float">
            <text:p>10000010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11111111" calcext:value-type="float">
            <text:p>111111111</text:p>
          </table:table-cell>
          <table:table-cell/>
          <table:table-cell table:style-name="ce1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00000101" calcext:value-type="float">
            <text:p>1000001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11111111" calcext:value-type="float">
            <text:p>111111111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3"/>
          <table:table-cell table:style-name="ce3" table:formula="of:=+60-38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table:formula="of:=+CONCATENATE([.E34];[.F34];[.G34];[.H34];[.I34];[.J34];[.K34];[.L34];[.M34];[.N34];[.O34])" office:value-type="string" office:string-value="11111111111" calcext:value-type="string">
            <text:p>11111111111</text:p>
          </table:table-cell>
          <table:table-cell/>
          <table:table-cell table:formula="of:=+CONCATENATE([.Q34];[.Q35])" office:value-type="string" office:string-value="1111111111110100010101" calcext:value-type="string">
            <text:p>1111111111110100010101</text:p>
          </table:table-cell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table:formula="of:=+CONCATENATE([.E35];[.F35];[.G35];[.H35];[.I35];[.J35];[.K35];[.L35];[.M35];[.N35];[.O35])" office:value-type="string" office:string-value="10100010101" calcext:value-type="string">
            <text:p>10100010101</text:p>
          </table:table-cell>
          <table:table-cell/>
          <table:table-cell table:formula="of:=+CONCATENATE([.S34];[.Q36])" office:value-type="string" office:string-value="111111111111010001010110101011101" calcext:value-type="string">
            <text:p>111111111111010001010110101011101</text:p>
          </table:table-cell>
        </table:table-row>
        <table:table-row table:style-name="ro1">
          <table:table-cell table:number-columns-repeated="3"/>
          <table:table-cell table:style-name="ce3"/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table:formula="of:=+CONCATENATE([.E36];[.F36];[.G36];[.H36];[.I36];[.J36];[.K36];[.L36];[.M36];[.N36];[.O36])" office:value-type="string" office:string-value="10101011101" calcext:value-type="string">
            <text:p>10101011101</text:p>
          </table:table-cell>
          <table:table-cell/>
          <table:table-cell table:formula="of:=+CONCATENATE([.S35];[.Q37])" office:value-type="string" office:string-value="11111111111101000101011010101110110101010001" calcext:value-type="string">
            <text:p>11111111111101000101011010101110110101010001</text:p>
          </table:table-cell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table:formula="of:=+CONCATENATE([.E37];[.F37];[.G37];[.H37];[.I37];[.J37];[.K37];[.L37];[.M37];[.N37];[.O37])" office:value-type="string" office:string-value="10101010001" calcext:value-type="string">
            <text:p>10101010001</text:p>
          </table:table-cell>
          <table:table-cell/>
          <table:table-cell table:formula="of:=+CONCATENATE([.S36];[.Q38])" office:value-type="string" office:string-value="1111111111110100010101101010111011010101000111101011101" calcext:value-type="string">
            <text:p>1111111111110100010101101010111011010101000111101011101</text:p>
          </table:table-cell>
        </table:table-row>
        <table:table-row table:style-name="ro1">
          <table:table-cell table:number-columns-repeated="3"/>
          <table:table-cell table:style-name="ce3"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table:formula="of:=+CONCATENATE([.E38];[.F38];[.G38];[.H38];[.I38];[.J38];[.K38];[.L38];[.M38];[.N38];[.O38])" office:value-type="string" office:string-value="11101011101" calcext:value-type="string">
            <text:p>11101011101</text:p>
          </table:table-cell>
          <table:table-cell/>
          <table:table-cell table:formula="of:=+CONCATENATE([.S37];[.Q39])" office:value-type="string" office:string-value="111111111111010001010110101011101101010100011110101110110001010001" calcext:value-type="string">
            <text:p>111111111111010001010110101011101101010100011110101110110001010001</text:p>
          </table:table-cell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table:formula="of:=+CONCATENATE([.E39];[.F39];[.G39];[.H39];[.I39];[.J39];[.K39];[.L39];[.M39];[.N39];[.O39])" office:value-type="string" office:string-value="10001010001" calcext:value-type="string">
            <text:p>10001010001</text:p>
          </table:table-cell>
          <table:table-cell/>
          <table:table-cell table:formula="of:=+CONCATENATE([.S38];[.Q40])" office:value-type="string" office:string-value="11111111111101000101011010101110110101010001111010111011000101000111101010101" calcext:value-type="string">
            <text:p>11111111111101000101011010101110110101010001111010111011000101000111101010101</text:p>
          </table:table-cell>
        </table:table-row>
        <table:table-row table:style-name="ro1">
          <table:table-cell table:number-columns-repeated="3"/>
          <table:table-cell table:style-name="ce3"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table:formula="of:=+CONCATENATE([.E40];[.F40];[.G40];[.H40];[.I40];[.J40];[.K40];[.L40];[.M40];[.N40];[.O40])" office:value-type="string" office:string-value="11101010101" calcext:value-type="string">
            <text:p>11101010101</text:p>
          </table:table-cell>
          <table:table-cell/>
          <table:table-cell table:formula="of:=+CONCATENATE([.S39];[.Q41])" office:value-type="string" office:string-value="1111111111110100010101101010111011010101000111101011101100010100011110101010110101000001" calcext:value-type="string">
            <text:p>1111111111110100010101101010111011010101000111101011101100010100011110101010110101000001</text:p>
          </table:table-cell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table:formula="of:=+CONCATENATE([.E41];[.F41];[.G41];[.H41];[.I41];[.J41];[.K41];[.L41];[.M41];[.N41];[.O41])" office:value-type="string" office:string-value="10101000001" calcext:value-type="string">
            <text:p>10101000001</text:p>
          </table:table-cell>
          <table:table-cell/>
          <table:table-cell table:formula="of:=+CONCATENATE([.S40];[.Q42])" office:value-type="string" office:string-value="111111111111010001010110101011101101010100011110101110110001010001111010101011010100000111111111111" calcext:value-type="string">
            <text:p>111111111111010001010110101011101101010100011110101110110001010001111010101011010100000111111111111</text:p>
          </table:table-cell>
        </table:table-row>
        <table:table-row table:style-name="ro1">
          <table:table-cell table:number-columns-repeated="3"/>
          <table:table-cell table:style-name="ce3"/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table:formula="of:=+CONCATENATE([.E42];[.F42];[.G42];[.H42];[.I42];[.J42];[.K42];[.L42];[.M42];[.N42];[.O42])" office:value-type="string" office:string-value="11111111111" calcext:value-type="string">
            <text:p>11111111111</text:p>
          </table:table-cell>
          <table:table-cell/>
          <table:table-cell table:formula="of:=+CONCATENATE([.S41];[.Q43])" office:value-type="string" office:string-value="111111111111010001010110101011101101010100011110101110110001010001111010101011010100000111111111111" calcext:value-type="string">
            <text:p>111111111111010001010110101011101101010100011110101110110001010001111010101011010100000111111111111</text:p>
          </table:table-cell>
        </table:table-row>
        <table:table-row table:style-name="ro1">
          <table:table-cell table:number-columns-repeated="3"/>
          <table:table-cell table:style-name="ce3" table:number-columns-repeated="14"/>
          <table:table-cell/>
          <table:table-cell table:formula="of:=+CONCATENATE([.S42];[.Q44])" office:value-type="string" office:string-value="111111111111010001010110101011101101010100011110101110110001010001111010101011010100000111111111111" calcext:value-type="string">
            <text:p>111111111111010001010110101011101101010100011110101110110001010001111010101011010100000111111111111</text:p>
          </table:table-cell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/>
          <table:table-cell table:number-columns-repeated="3"/>
          <table:table-cell table:formula="of:=+CONCATENATE([.S43];[.Q45])" office:value-type="string" office:string-value="111111111111010001010110101011101101010100011110101110110001010001111010101011010100000111111111111" calcext:value-type="string">
            <text:p>111111111111010001010110101011101101010100011110101110110001010001111010101011010100000111111111111</text:p>
          </table:table-cell>
        </table:table-row>
        <table:table-row table:style-name="ro1"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5:07:03.953892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5:07:08.033412384</meta:creation-date>
    <meta:editing-duration>PT35M4S</meta:editing-duration>
    <meta:editing-cycles>3</meta:editing-cycles>
    <meta:generator>LibreOffice/5.1.4.2$Linux_X86_64 LibreOffice_project/10m0$Build-2</meta:generator>
    <dc:date>2016-09-09T16:22:18.811282957</dc:date>
    <meta:document-statistic meta:table-count="3" meta:cell-count="831" meta:object-count="0"/>
  </office:meta>
</office:document-meta>
</file>